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733e" officeooo:paragraph-rsid="001b733e"/>
    </style:style>
    <style:style style:name="P2" style:family="paragraph" style:parent-style-name="Standard">
      <style:paragraph-properties fo:break-before="page"/>
      <style:text-properties officeooo:rsid="001b733e" officeooo:paragraph-rsid="001b73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ns203-10.cs.stolaf.edu% as88 trans.s ~cs241/as88/lib.s</text:p>
      <text:p text:style-name="P1">Project trans listfile trans.$</text:p>
      <text:p text:style-name="P1">Project trans num file trans.#</text:p>
      <text:p text:style-name="P1">Project trans loadfile trans.88</text:p>
      <text:p text:style-name="P1">rns203-10.cs.stolaf.edu% s88 trans</text:p>
      <text:p text:style-name="P1">Type one line, then press ENTER: <text:s/>l L</text:p>
      <text:p text:style-name="P1">llllll</text:p>
      <text:p text:style-name="P1">LLLLLL</text:p>
      <text:p text:style-name="P1">llamas like lightening</text:p>
      <text:p text:style-name="P1">LLamas Like Lightening</text:p>
      <text:p text:style-name="P1"/>
      <text:p text:style-name="P1">Summary:</text:p>
      <text:p text:style-name="P1"><text:s/>30 characters</text:p>
      <text:p text:style-name="P1"><text:s/>4 words</text:p>
      <text:p text:style-name="P1"><text:s/>2 lines</text:p>
      <text:p text:style-name="P1"/>
      <text:p text:style-name="P2">rns203-10.cs.stolaf.edu% as88 trans-extra.s ~cs241/as88/lib.s</text:p>
      <text:p text:style-name="P1">Project trans-extra listfile trans-extra.$</text:p>
      <text:p text:style-name="P1">Project trans-extra num file trans-extra.#</text:p>
      <text:p text:style-name="P1">Project trans-extra loadfile trans-extra.88</text:p>
      <text:p text:style-name="P1">rns203-10.cs.stolaf.edu% s88 trans-extra</text:p>
      <text:p text:style-name="P1">Type one line, then press ENTER: <text:s/>k R l O</text:p>
      <text:p text:style-name="P1">kangaroos like llamas </text:p>
      <text:p text:style-name="P1">Rangaroos OiRe OOamas</text:p>
      <text:p text:style-name="P1">king lake <text:s text:c="8"/></text:p>
      <text:p text:style-name="P1">Ring OaRe</text:p>
      <text:p text:style-name="P1"/>
      <text:p text:style-name="P1">Summary:</text:p>
      <text:p text:style-name="P1"><text:s/>32 characters</text:p>
      <text:p text:style-name="P1"><text:s/>5 words</text:p>
      <text:p text:style-name="P1"><text:s/>2 l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Heilman</meta:initial-creator>
    <meta:creation-date>2015-12-13T23:23:42.308117812</meta:creation-date>
    <dc:date>2015-12-13T23:28:56.083501545</dc:date>
    <dc:creator>Lucas Heilman</dc:creator>
    <meta:editing-duration>PT5M13S</meta:editing-duration>
    <meta:editing-cycles>1</meta:editing-cycles>
    <meta:document-statistic meta:table-count="0" meta:image-count="0" meta:object-count="0" meta:page-count="2" meta:paragraph-count="28" meta:word-count="90" meta:character-count="688" meta:non-whitespace-character-count="608"/>
    <meta:generator>LibreOffice/4.4.4.2$Linux_X86_64 LibreOffice_project/40$Build-2</meta:generator>
  </office:meta>
</office:document-meta>
</file>